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491cm" svg:height="7.991cm" svg:x="0.609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3:39:07.541410017</dc:date>
    <meta:editing-duration>PT2M59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92cm" svg:height="7.992cm" xlink:href="." xlink:type="simple" chart:class="chart:scatter" chart:style-name="ch1">
        <chart:plot-area chart:style-name="ch2" chart:data-source-has-labels="both" svg:x="0.289cm" svg:y="0.159cm" svg:width="13.914cm" svg:height="7.674cm">
          <chartooo:coordinate-region svg:x="0.831cm" svg:y="0.358cm" svg:width="13.279cm" svg:height="7.27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